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lles klar! Hier ist dein ausführlicher, gut kommentierter Lernzettel zum Python-Standardmodul <text:span text:style-name="Strong_20_Emphasis"><text:span text:style-name="Source_20_Text">email</text:span></text:span> — mit Fokus auf E-Mails lesen, analysieren und versenden (ohne Anhänge), sehr detailliert und praxisnah.</text:p>
      <text:p text:style-name="Horizontal_20_Line"/>
      <text:h text:style-name="Heading_20_1" text:outline-level="1">Lernzettel: Python-Modul <text:span text:style-name="Source_20_Text">email</text:span></text:h>
      <text:p text:style-name="Horizontal_20_Line"/>
      <text:h text:style-name="Heading_20_2" text:outline-level="2">1. Überblick</text:h>
      <text:p text:style-name="Text_20_body">Das <text:span text:style-name="Source_20_Text">email</text:span>-Modul ist dein Werkzeug, um E-Mails in Python <text:span text:style-name="Strong_20_Emphasis">programmgesteuert</text:span> zu <text:span text:style-name="Strong_20_Emphasis">erstellen, analysieren (parsen), lesen und bearbeiten</text:span>.<text:line-break/>Es unterstützt die verschiedenen Teile einer E-Mail: Header, Body, MIME-Typen, Encodings usw.</text:p>
      <text:p text:style-name="Text_20_body"><text:span text:style-name="Strong_20_Emphasis">Wichtig:</text:span> Das Modul allein kann keine Mails senden oder empfangen — dafür nutzt du zusätzlich <text:span text:style-name="Source_20_Text">smtplib</text:span> (Senden) und <text:span text:style-name="Source_20_Text">imaplib</text:span> oder <text:span text:style-name="Source_20_Text">poplib</text:span> (Empfangen). Aber <text:span text:style-name="Source_20_Text">email</text:span> ist das Kernmodul zum Bearbeiten der E-Mail-Struktur.</text:p>
      <text:p text:style-name="Horizontal_20_Line"/>
      <text:h text:style-name="Heading_20_2" text:outline-level="2">2. Grundlegende Begriffe</text:h>
      <text:list text:style-name="L1">
        <text:list-item>
          <text:p text:style-name="P2"><text:span text:style-name="Strong_20_Emphasis">Header</text:span>: Meta-Informationen wie Absender, Empfänger, Betreff, Datum (<text:span text:style-name="Source_20_Text">From</text:span>, <text:span text:style-name="Source_20_Text">To</text:span>, <text:span text:style-name="Source_20_Text">Subject</text:span>...)</text:p>
        </text:list-item>
        <text:list-item>
          <text:p text:style-name="P2"><text:span text:style-name="Strong_20_Emphasis">Body</text:span>: Textinhalt der Nachricht (meist als Plaintext oder HTML)</text:p>
        </text:list-item>
        <text:list-item>
          <text:p text:style-name="P2"><text:span text:style-name="Strong_20_Emphasis">MIME</text:span>: Standard für E-Mail-Formate, um Text, HTML, Anhänge zu strukturieren</text:p>
        </text:list-item>
        <text:list-item>
          <text:p text:style-name="P2"><text:span text:style-name="Strong_20_Emphasis">Message-Objekt</text:span>: Repräsentation einer E-Mail in Python (Klasse <text:span text:style-name="Source_20_Text">email.message.EmailMessage</text:span> oder <text:span text:style-name="Source_20_Text">email.message.Message</text:span>)</text:p>
        </text:list-item>
      </text:list>
      <text:p text:style-name="Horizontal_20_Line"/>
      <text:h text:style-name="Heading_20_2" text:outline-level="2">3. E-Mail erstellen (ohne Anhang)</text:h>
      <text:p text:style-name="Preformatted_20_Text"><text:span text:style-name="Source_20_Text">from email.message import EmailMessage</text:span></text:p>
      <text:p text:style-name="Preformatted_20_Text"/>
      <text:p text:style-name="Preformatted_20_Text"><text:span text:style-name="Source_20_Text"># Neues EmailMessage-Objekt anlegen</text:span></text:p>
      <text:p text:style-name="Preformatted_20_Text"><text:span text:style-name="Source_20_Text">msg = EmailMessage()</text:span></text:p>
      <text:p text:style-name="Preformatted_20_Text"/>
      <text:p text:style-name="Preformatted_20_Text"><text:span text:style-name="Source_20_Text"># Header setzen</text:span></text:p>
      <text:p text:style-name="Preformatted_20_Text"><text:span text:style-name="Source_20_Text">msg['From'] = "absender@example.com"</text:span></text:p>
      <text:p text:style-name="Preformatted_20_Text"><text:span text:style-name="Source_20_Text">msg['To'] = "empfaenger@example.com"</text:span></text:p>
      <text:p text:style-name="Preformatted_20_Text"><text:span text:style-name="Source_20_Text">msg['Subject'] = "Testnachricht"</text:span></text:p>
      <text:p text:style-name="Preformatted_20_Text"/>
      <text:p text:style-name="Preformatted_20_Text"><text:span text:style-name="Source_20_Text"># Body setzen (Plaintext)</text:span></text:p>
      <text:p text:style-name="Preformatted_20_Text"><text:span text:style-name="Source_20_Text">msg.set_content("Hallo,\nDies ist eine automatisch generierte Nachricht.\nBeste Grüße!")</text:span></text:p>
      <text:p text:style-name="Preformatted_20_Text"/>
      <text:p text:style-name="Preformatted_20_Text"><text:span text:style-name="Source_20_Text"># Ausgabe der fertigen E-Mail (als String)</text:span></text:p>
      <text:p text:style-name="P1"><text:span text:style-name="Source_20_Text">print(msg.as_string())</text:span></text:p>
      <text:p text:style-name="Text_20_body"><text:soft-page-break/><text:span text:style-name="Strong_20_Emphasis">Erklärung:</text:span></text:p>
      <text:list text:style-name="L2">
        <text:list-item>
          <text:p text:style-name="P3"><text:span text:style-name="Source_20_Text">EmailMessage()</text:span> erzeugt eine neue Mail.</text:p>
        </text:list-item>
        <text:list-item>
          <text:p text:style-name="P3">Header werden über Dictionary-Syntax gesetzt.</text:p>
        </text:list-item>
        <text:list-item>
          <text:p text:style-name="P3"><text:span text:style-name="Source_20_Text">set_content()</text:span> fügt den Textkörper ein.</text:p>
        </text:list-item>
        <text:list-item>
          <text:p text:style-name="P3"><text:span text:style-name="Source_20_Text">as_string()</text:span> wandelt die Mail in das Format um, das man z.B. per SMTP senden kann.</text:p>
        </text:list-item>
      </text:list>
      <text:p text:style-name="Horizontal_20_Line"/>
      <text:h text:style-name="Heading_20_2" text:outline-level="2">4. E-Mail parsen (aus rohem Text)</text:h>
      <text:p text:style-name="Preformatted_20_Text"><text:span text:style-name="Source_20_Text">from email import message_from_string</text:span></text:p>
      <text:p text:style-name="Preformatted_20_Text"/>
      <text:p text:style-name="Preformatted_20_Text"><text:span text:style-name="Source_20_Text">raw_email = """\</text:span></text:p>
      <text:p text:style-name="Preformatted_20_Text"><text:span text:style-name="Source_20_Text">From: absender@example.com</text:span></text:p>
      <text:p text:style-name="Preformatted_20_Text"><text:span text:style-name="Source_20_Text">To: empfaenger@example.com</text:span></text:p>
      <text:p text:style-name="Preformatted_20_Text"><text:span text:style-name="Source_20_Text">Subject: Testnachricht</text:span></text:p>
      <text:p text:style-name="Preformatted_20_Text"/>
      <text:p text:style-name="Preformatted_20_Text"><text:span text:style-name="Source_20_Text">Hallo,</text:span></text:p>
      <text:p text:style-name="Preformatted_20_Text"><text:span text:style-name="Source_20_Text">Dies ist eine automatisch generierte Nachricht.</text:span></text:p>
      <text:p text:style-name="Preformatted_20_Text"><text:span text:style-name="Source_20_Text">Beste Grüße!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# Parse die rohe Email in ein Message-Objekt</text:span></text:p>
      <text:p text:style-name="Preformatted_20_Text"><text:span text:style-name="Source_20_Text">msg = message_from_string(raw_email)</text:span></text:p>
      <text:p text:style-name="Preformatted_20_Text"/>
      <text:p text:style-name="Preformatted_20_Text"><text:span text:style-name="Source_20_Text"># Header auslesen</text:span></text:p>
      <text:p text:style-name="Preformatted_20_Text"><text:span text:style-name="Source_20_Text">print("Von:", msg['From'])</text:span></text:p>
      <text:p text:style-name="Preformatted_20_Text"><text:span text:style-name="Source_20_Text">print("An:", msg['To'])</text:span></text:p>
      <text:p text:style-name="Preformatted_20_Text"><text:span text:style-name="Source_20_Text">print("Betreff:", msg['Subject'])</text:span></text:p>
      <text:p text:style-name="Preformatted_20_Text"/>
      <text:p text:style-name="Preformatted_20_Text"><text:span text:style-name="Source_20_Text"># Body auslesen</text:span></text:p>
      <text:p text:style-name="Preformatted_20_Text"><text:span text:style-name="Source_20_Text">if msg.is_multipart():</text:span></text:p>
      <text:p text:style-name="Preformatted_20_Text"><text:span text:style-name="Source_20_Text"><text:s text:c="4"/># Multipart-Mails enthalten mehrere Teile, z.B. Text + HTML</text:span></text:p>
      <text:p text:style-name="Preformatted_20_Text"><text:span text:style-name="Source_20_Text"><text:s text:c="4"/>for part in msg.walk():</text:span></text:p>
      <text:p text:style-name="Preformatted_20_Text"><text:span text:style-name="Source_20_Text"><text:s text:c="8"/># Nur Textteile ausgeben</text:span></text:p>
      <text:p text:style-name="Preformatted_20_Text"><text:span text:style-name="Source_20_Text"><text:s text:c="8"/>if part.get_content_type() == "text/plain":</text:span></text:p>
      <text:p text:style-name="Preformatted_20_Text"><text:span text:style-name="Source_20_Text"><text:s text:c="12"/>print("Body:", part.get_payload(decode=True).decode(part.get_content_charset()))</text:span></text:p>
      <text:p text:style-name="Preformatted_20_Text"><text:span text:style-name="Source_20_Text">else:</text:span></text:p>
      <text:p text:style-name="Preformatted_20_Text"><text:span text:style-name="Source_20_Text"><text:s text:c="4"/># Einfache Mail: Body direkt holen</text:span></text:p>
      <text:p text:style-name="P1"><text:span text:style-name="Source_20_Text"><text:s text:c="4"/>print("Body:", msg.get_payload())</text:span></text:p>
      <text:p text:style-name="Text_20_body"><text:span text:style-name="Strong_20_Emphasis">Erklärung:</text:span></text:p>
      <text:list text:style-name="L3">
        <text:list-item>
          <text:p text:style-name="P4"><text:span text:style-name="Source_20_Text">message_from_string()</text:span> wandelt Rohtext in ein E-Mail-Objekt um.</text:p>
        </text:list-item>
        <text:list-item>
          <text:p text:style-name="P4">Header liest du per <text:span text:style-name="Source_20_Text">msg['Headername']</text:span>.</text:p>
        </text:list-item>
        <text:list-item>
          <text:p text:style-name="P4">Bei multipart-Mails (z.B. mit HTML und Text) durchläufst du die Teile mit <text:span text:style-name="Source_20_Text">.walk()</text:span>.</text:p>
        </text:list-item>
        <text:list-item>
          <text:p text:style-name="P4"><text:span text:style-name="Source_20_Text">.get_payload(decode=True)</text:span> gibt den Inhalt (Body) als Bytes, das man dann decodiert.</text:p>
        </text:list-item>
      </text:list>
      <text:p text:style-name="Horizontal_20_Line"/>
      <text:h text:style-name="Heading_20_2" text:outline-level="2"><text:soft-page-break/>5. Body mit mehreren Formaten lesen (Plaintext &amp; HTML)</text:h>
      <text:p text:style-name="Text_20_body">Viele Mails haben neben Plaintext auch HTML als Body. Das erkennst du mit <text:span text:style-name="Source_20_Text">is_multipart()</text:span>.</text:p>
      <text:p text:style-name="Preformatted_20_Text"><text:span text:style-name="Source_20_Text">if msg.is_multipart():</text:span></text:p>
      <text:p text:style-name="Preformatted_20_Text"><text:span text:style-name="Source_20_Text"><text:s text:c="4"/>for part in msg.walk():</text:span></text:p>
      <text:p text:style-name="Preformatted_20_Text"><text:span text:style-name="Source_20_Text"><text:s text:c="8"/>ctype = part.get_content_type()</text:span></text:p>
      <text:p text:style-name="Preformatted_20_Text"><text:span text:style-name="Source_20_Text"><text:s text:c="8"/>if ctype == "text/plain":</text:span></text:p>
      <text:p text:style-name="Preformatted_20_Text"><text:span text:style-name="Source_20_Text"><text:s text:c="12"/>text = part.get_payload(decode=True).decode(part.get_content_charset())</text:span></text:p>
      <text:p text:style-name="Preformatted_20_Text"><text:span text:style-name="Source_20_Text"><text:s text:c="12"/>print("Plaintext:", text)</text:span></text:p>
      <text:p text:style-name="Preformatted_20_Text"><text:span text:style-name="Source_20_Text"><text:s text:c="8"/>elif ctype == "text/html":</text:span></text:p>
      <text:p text:style-name="Preformatted_20_Text"><text:span text:style-name="Source_20_Text"><text:s text:c="12"/>html = part.get_payload(decode=True).decode(part.get_content_charset())</text:span></text:p>
      <text:p text:style-name="P1"><text:span text:style-name="Source_20_Text"><text:s text:c="12"/>print("HTML:", html)</text:span></text:p>
      <text:p text:style-name="Horizontal_20_Line"/>
      <text:h text:style-name="Heading_20_2" text:outline-level="2">6. E-Mail bearbeiten und ändern (z.B. Antwort erstellen)</text:h>
      <text:p text:style-name="Preformatted_20_Text"><text:span text:style-name="Source_20_Text">from email.message import EmailMessage</text:span></text:p>
      <text:p text:style-name="Preformatted_20_Text"/>
      <text:p text:style-name="Preformatted_20_Text"><text:span text:style-name="Source_20_Text"># Ausgegangene Mail parsen (Beispiel)</text:span></text:p>
      <text:p text:style-name="Preformatted_20_Text"><text:span text:style-name="Source_20_Text">original_msg = message_from_string(raw_email)</text:span></text:p>
      <text:p text:style-name="Preformatted_20_Text"/>
      <text:p text:style-name="Preformatted_20_Text"><text:span text:style-name="Source_20_Text"># Neue Antwort erstellen</text:span></text:p>
      <text:p text:style-name="Preformatted_20_Text"><text:span text:style-name="Source_20_Text">reply = EmailMessage()</text:span></text:p>
      <text:p text:style-name="Preformatted_20_Text"/>
      <text:p text:style-name="Preformatted_20_Text"><text:span text:style-name="Source_20_Text"># Antwort-Header setzen</text:span></text:p>
      <text:p text:style-name="Preformatted_20_Text"><text:span text:style-name="Source_20_Text">reply['From'] = "deinemail@example.com"</text:span></text:p>
      <text:p text:style-name="Preformatted_20_Text"><text:span text:style-name="Source_20_Text">reply['To'] = original_msg['From'] <text:s/># Antwort an ursprünglichen Absender</text:span></text:p>
      <text:p text:style-name="Preformatted_20_Text"><text:span text:style-name="Source_20_Text">reply['Subject'] = "Re: " + original_msg['Subject']</text:span></text:p>
      <text:p text:style-name="Preformatted_20_Text"/>
      <text:p text:style-name="Preformatted_20_Text"><text:span text:style-name="Source_20_Text"># Inhalt der Antwort</text:span></text:p>
      <text:p text:style-name="Preformatted_20_Text"><text:span text:style-name="Source_20_Text">reply.set_content("Danke für deine Nachricht! Ich melde mich bald zurück.")</text:span></text:p>
      <text:p text:style-name="Preformatted_20_Text"/>
      <text:p text:style-name="P1"><text:span text:style-name="Source_20_Text">print(reply.as_string())</text:span></text:p>
      <text:p text:style-name="Horizontal_20_Line"/>
      <text:h text:style-name="Heading_20_2" text:outline-level="2">7. Encoding und Zeichensatz</text:h>
      <text:p text:style-name="Text_20_body">E-Mails können unterschiedliche Zeichensätze haben (z.B. UTF-8). Das Modul kümmert sich meist darum, aber du kannst es auch selbst setzen:</text:p>
      <text:p text:style-name="P1"><text:span text:style-name="Source_20_Text">msg.set_content("Nachricht mit Umlauten äöü", charset='utf-8')</text:span></text:p>
      <text:p text:style-name="Text_20_body">Wenn du Text aus einem Payload liest, frage den Zeichensatz ab:</text:p>
      <text:p text:style-name="Preformatted_20_Text"><text:span text:style-name="Source_20_Text">charset = part.get_content_charset() or 'utf-8'</text:span></text:p>
      <text:p text:style-name="P1"><text:span text:style-name="Source_20_Text">text = part.get_payload(decode=True).decode(charset)</text:span></text:p>
      <text:p text:style-name="Horizontal_20_Line"/>
      <text:h text:style-name="Heading_20_2" text:outline-level="2">8. Tipps für deinen Use Case: E-Mails prüfen &amp; antworten</text:h>
      <text:list text:style-name="L4">
        <text:list-item>
          <text:p text:style-name="P5"><text:span text:style-name="Strong_20_Emphasis">E-Mail abrufen:</text:span> (z.B. via <text:span text:style-name="Source_20_Text">imaplib</text:span>) -&gt; Rohtext der Mail holen -&gt; mit <text:span text:style-name="Source_20_Text">email.message_from_bytes()</text:span> in ein Message-Objekt parsen</text:p>
        </text:list-item>
        <text:list-item>
          <text:p text:style-name="P5"><text:soft-page-break/><text:span text:style-name="Strong_20_Emphasis">E-Mail auswerten:</text:span> Header (From, Subject, etc.) und Body analysieren</text:p>
        </text:list-item>
        <text:list-item>
          <text:p text:style-name="P5"><text:span text:style-name="Strong_20_Emphasis">Antwort generieren:</text:span> neues <text:span text:style-name="Source_20_Text">EmailMessage</text:span>-Objekt anlegen, Absender auf Antwortadresse setzen, Betreff mit "Re:" erweitern, Text einfügen</text:p>
        </text:list-item>
        <text:list-item>
          <text:p text:style-name="P5"><text:span text:style-name="Strong_20_Emphasis">Mail senden:</text:span> Mit <text:span text:style-name="Source_20_Text">smtplib</text:span> die Antwort versenden</text:p>
        </text:list-item>
      </text:list>
      <text:p text:style-name="Horizontal_20_Line"/>
      <text:h text:style-name="Heading_20_2" text:outline-level="2">9. Kurzes Beispiel, wie man eine empfangene Mail (Bytes) parst</text:h>
      <text:p text:style-name="Preformatted_20_Text"><text:span text:style-name="Source_20_Text">from email import message_from_bytes</text:span></text:p>
      <text:p text:style-name="Preformatted_20_Text"/>
      <text:p text:style-name="Preformatted_20_Text"><text:span text:style-name="Source_20_Text"># Beispiel: E-Mail als Bytes (z.B. von IMAP-Server)</text:span></text:p>
      <text:p text:style-name="Preformatted_20_Text"><text:span text:style-name="Source_20_Text">raw_bytes = b"From: a@example.com\nTo: b@example.com\nSubject: Hallo\n\nText"</text:span></text:p>
      <text:p text:style-name="Preformatted_20_Text"/>
      <text:p text:style-name="Preformatted_20_Text"><text:span text:style-name="Source_20_Text">msg = message_from_bytes(raw_bytes)</text:span></text:p>
      <text:p text:style-name="Preformatted_20_Text"/>
      <text:p text:style-name="Preformatted_20_Text"><text:span text:style-name="Source_20_Text">print(msg['From'])</text:span></text:p>
      <text:p text:style-name="P1"><text:span text:style-name="Source_20_Text">print(msg.get_payload())</text:span></text:p>
      <text:p text:style-name="Horizontal_20_Line"/>
      <text:h text:style-name="Heading_20_2" text:outline-level="2">10. Zusammenfassung</text:h>
      <text:list text:style-name="L5">
        <text:list-item>
          <text:p text:style-name="P6"><text:span text:style-name="Source_20_Text">email</text:span> ist dein Parser und Composer für E-Mails in Python.</text:p>
        </text:list-item>
        <text:list-item>
          <text:p text:style-name="P6">Header über Dictionary-Syntax lesen und schreiben (<text:span text:style-name="Source_20_Text">msg['Subject'] = "..."</text:span>).</text:p>
        </text:list-item>
        <text:list-item>
          <text:p text:style-name="P6">Body mit <text:span text:style-name="Source_20_Text">.set_content()</text:span> schreiben, mit <text:span text:style-name="Source_20_Text">.get_payload()</text:span> lesen.</text:p>
        </text:list-item>
        <text:list-item>
          <text:p text:style-name="P6">Multipart-Mails brauchen <text:span text:style-name="Source_20_Text">.is_multipart()</text:span> + <text:span text:style-name="Source_20_Text">.walk()</text:span> zum Durchlaufen.</text:p>
        </text:list-item>
        <text:list-item>
          <text:p text:style-name="P6">Immer auf Zeichensatz beim Dekodieren achten (<text:span text:style-name="Source_20_Text">get_content_charset()</text:span>).</text:p>
        </text:list-item>
        <text:list-item>
          <text:p text:style-name="P6">Zum Versenden / Empfangen nutzt du <text:span text:style-name="Source_20_Text">smtplib</text:span> / <text:span text:style-name="Source_20_Text">imaplib</text:span> zusätzlich.</text:p>
        </text:list-item>
      </text:list>
      <text:p text:style-name="Horizontal_20_Line"/>
      <text:p text:style-name="Text_20_body">Falls du möchtest, kann ich dir auch Beispielcodes und Erklärungen zu <text:span text:style-name="Source_20_Text">smtplib</text:span> und <text:span text:style-name="Source_20_Text">imaplib</text:span> machen, damit du das Gesamtbild bekommst!</text:p>
      <text:p text:style-name="Text_20_body">Möchtest du da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36:44.124137715</meta:creation-date>
    <dc:date>2025-06-29T16:36:54.239588290</dc:date>
    <meta:editing-duration>PT10S</meta:editing-duration>
    <meta:editing-cycles>1</meta:editing-cycles>
    <meta:document-statistic meta:table-count="0" meta:image-count="0" meta:object-count="0" meta:page-count="4" meta:paragraph-count="109" meta:word-count="680" meta:character-count="5502" meta:non-whitespace-character-count="4830"/>
    <meta:generator>LibreOffice/24.2.7.2$Linux_X86_64 LibreOffice_project/420$Build-2</meta:generator>
  </office:meta>
</office:document-meta>
</file>